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Konstruktor, Destruktor und Kopierkonstruktor</text:h>
      <text:p text:style-name="Text_20_body">Der Konstruktor hat stets den Bezeichner „new“ und keinen Rückgabetyp. Die Variable „this“ darf manuell gesetzt werden (intern muss eine andere verwendet werden, die zurückgegeben wird.</text:p>
      <text:p text:style-name="Text_20_body">Der Desktruktor hat ebenfalls keinen Rückgabetyp und auch keine Parameter. Es kann nur ein Destruktor definiert werden.</text:p>
      <text:p text:style-name="Text_20_body">Er wird als „delete“ bezeichnet.</text:p>
      <text:p text:style-name="Text_20_body">Der Kopierkonstruktor hat ebenfalls keinen Rückgabetyp und den Parameter eines konstanten Objekts der eigenen Klasse, von dem kopiert werden soll.</text:p>
      <text:p text:style-name="Text_20_body">Er wird als „copy“ bezeichnet.</text:p>
      <text:p text:style-name="Text_20_body">Alle drei Methoden sind nicht statisch!</text:p>
      <text:p text:style-name="Text_20_body">Der Konstruktor kann nicht virtuell sein.</text:p>
      <text:p text:style-name="Text_20_body">Der Kopierkonstruktor kann ebenfalls nicht virtuell sein.</text:p>
      <text:p text:style-name="Text_20_body">In C++ gibt es Zuweisungen per variable = andereVariable und variable(andereVariable);</text:p>
      <text:p text:style-name="Text_20_body">Zweitere ruft direkt den Kopierkonstruktor auf, erste vorher noch den Konstruktor (zuvorige Initialisierung).</text:p>
      <text:p text:style-name="Text_20_body">Da es in Jass++ keine wahre explizite Initialisierung der Elemente gibt, gibt es keine Unterschiede.</text:p>
      <text:p text:style-name="Text_20_body">Eine Kopie wird immer mittels variable = copy andereVariable erzeugt.</text:p>
      <text:p text:style-name="Text_20_body">copy andereVariable erzeugt also stets eine neue Instanz, wenn möglich.</text:p>
      <text:p text:style-name="Text_20_body">Der Ausdruck new andereVariable ist dabei als Kopieranweisung unzulässig.</text:p>
      <text:p text:style-name="Text_20_body"/>
      <text:p text:style-name="Text_20_body">Mit „parent“ verweist man explizit auf die Elternklasse(n).</text:p>
      <text:p text:style-name="Text_20_body">Mit „self“ auf die eigene.</text:p>
      <text:p text:style-name="Text_20_body"/>
      <text:p text:style-name="Text_20_body">Gültigkeitsbereiche dürfen beliebig verschachtelt werden!!!!</text:p>
      <text:p text:style-name="Text_20_body">Klassen in Paketen, Pakete in Klassen, Klassen in Funktionen, Funktionen in Klassen usw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4T11:42:28.94</meta:creation-date>
    <meta:generator>OpenOffice.org/3.1$Win32 OpenOffice.org_project/310m11$Build-9399</meta:generator>
    <dc:date>2010-06-14T11:54:34.22</dc:date>
    <meta:editing-duration>PT00H08M41S</meta:editing-duration>
    <meta:editing-cycles>7</meta:editing-cycles>
    <meta:document-statistic meta:table-count="0" meta:image-count="0" meta:object-count="0" meta:page-count="1" meta:paragraph-count="19" meta:word-count="201" meta:character-count="1435"/>
  </office:meta>
</office:document-meta>
</file>